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nocon Notes – 9/26/2012</text:p>
      <text:p text:style-name="P1"/>
      <text:p text:style-name="P1"/>
      <text:p text:style-name="P2">Art Designs:</text:p>
      <text:p text:style-name="P4"><text:tab/>Poster: Cleared!</text:p>
      <text:p text:style-name="P4"><text:tab/>Badges: Cleared! 492 this year?</text:p>
      <text:p text:style-name="P4"><text:tab/></text:p>
      <text:p text:style-name="P2">Website:</text:p>
      <text:p text:style-name="P4"><text:tab/>Need server.</text:p>
      <text:p text:style-name="P4"><text:tab/>Google docs set up for registration of events.</text:p>
      <text:p text:style-name="P4"><text:tab/></text:p>
      <text:p text:style-name="P2">Student Senate:</text:p>
      <text:p text:style-name="P4"><text:tab/>No contact.</text:p>
      <text:p text:style-name="P4"/>
      <text:p text:style-name="P2">Staff Needs:</text:p>
      <text:p text:style-name="P4"><text:tab/>3 + Manager at Rush</text:p>
      <text:p text:style-name="P4"><text:tab/><text:tab/>2 + all other times</text:p>
      <text:p text:style-name="P4"><text:tab/>2 Front Desk</text:p>
      <text:p text:style-name="P4"><text:tab/>2 Security People</text:p>
      <text:p text:style-name="P4"><text:tab/><text:tab/>Head of Security: Adam Downs</text:p>
      <text:p text:style-name="P4"><text:tab/></text:p>
      <text:p text:style-name="P4"><text:tab/>1 Video game manager</text:p>
      <text:p text:style-name="P4"><text:tab/>Some form of Duty Check schedule </text:p>
      <text:p text:style-name="P4"><text:tab/></text:p>
      <text:p text:style-name="P4"><text:span text:style-name="T1">Pokemon:</text:span></text:p>
      <text:p text:style-name="P4"><text:span text:style-name="T1"><text:tab/></text:span><text:span text:style-name="T2">Needs badges – Pricing needs to be evaluated.</text:span></text:p>
      <text:p text:style-name="P4"><text:span text:style-name="T2"/></text:p>
      <text:p text:style-name="P2">Metagame handouts?</text:p>
      <text:p text:style-name="P4"><text:span text:style-name="T2"/></text:p>
      <text:p text:style-name="P5">What needs to be brough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6:58:48.78</meta:creation-date>
    <dc:date>2012-09-26T17:52:17.39</dc:date>
    <meta:editing-duration>PT7M5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5" meta:word-count="77" meta:character-count="451"/>
  </office:meta>
</office:document-meta>
</file>